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TablePreview1.svm" manifest:media-type=""/>
  <manifest:file-entry manifest:full-path="Pictures/TablePreview2.svm" manifest:media-type=""/>
  <manifest:file-entry manifest:full-path="Pictures/1000000000000CEC000009B10DB262C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2.35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auto-grow-height="true" draw:auto-grow-width="false" fo:max-height="0cm" fo:min-height="9.75cm"/>
    </style:style>
    <style:style style:name="pr1" style:family="presentation" style:parent-style-name="Inspiration-title">
      <style:graphic-properties draw:auto-grow-height="true" fo:min-height="1.8cm"/>
    </style:style>
    <style:style style:name="pr2" style:family="presentation" style:parent-style-name="Inspiration-subtitle">
      <style:graphic-properties draw:fill-color="#ffffff" draw:auto-grow-height="true" fo:min-height="12.18cm"/>
    </style:style>
    <style:style style:name="pr3" style:family="presentation" style:parent-style-name="Inspiration-notes">
      <style:graphic-properties draw:fill-color="#ffffff" draw:auto-grow-height="true" fo:min-height="13.364cm"/>
    </style:style>
    <style:style style:name="pr4" style:family="presentation" style:parent-style-name="Inspiration-title">
      <style:graphic-properties fo:min-height="1.8cm"/>
    </style:style>
    <style:style style:name="pr5" style:family="presentation" style:parent-style-name="Inspiration-outline1">
      <style:graphic-properties fo:min-height="11.93cm"/>
    </style:style>
    <style:style style:name="pr6" style:family="presentation" style:parent-style-name="Inspiration-notes">
      <style:graphic-properties draw:fill-color="#ffffff" fo:min-height="13.364cm"/>
    </style:style>
    <style:style style:name="co1" style:family="table-column">
      <style:table-column-properties style:column-width="6.37cm" style:use-optimal-column-width="false"/>
    </style:style>
    <style:style style:name="co2" style:family="table-column">
      <style:table-column-properties style:column-width="18.228cm" style:use-optimal-column-width="false"/>
    </style:style>
    <style:style style:name="co3" style:family="table-column">
      <style:table-column-properties style:column-width="3.89cm" style:use-optimal-column-width="false"/>
    </style:style>
    <style:style style:name="co4" style:family="table-column">
      <style:table-column-properties style:column-width="19.508cm" style:use-optimal-column-width="false"/>
    </style:style>
    <style:style style:name="ro1" style:family="table-row">
      <style:table-row-properties style:row-height="0.937cm"/>
    </style:style>
    <style:style style:name="ce1" style:family="table-cell">
      <style:graphic-properties style:repeat="repeat"/>
    </style:style>
    <style:style style:name="P1" style:family="paragraph">
      <style:text-properties fo:font-size="36pt" fo:font-style="italic" fo:font-weight="bold" style:font-size-asian="36pt" style:font-style-asian="italic" style:font-weight-asian="bold" style:font-size-complex="36pt" style:font-style-complex="italic" style:font-weight-complex="bold"/>
    </style:style>
    <style:style style:name="P2" style:family="paragraph">
      <style:paragraph-properties fo:text-align="center"/>
    </style:style>
    <style:style style:name="P3" style:family="paragraph">
      <style:paragraph-properties fo:margin-top="0cm" fo:margin-bottom="0cm"/>
    </style:style>
    <style:style style:name="P4" style:family="paragraph">
      <style:text-properties fo:font-size="44pt" fo:font-style="normal" fo:font-weight="normal" style:font-size-asian="44pt" style:font-style-asian="normal" style:font-weight-asian="normal" style:font-size-complex="44pt" style:font-style-complex="normal" style:font-weight-complex="normal"/>
    </style:style>
    <style:style style:name="P5" style:family="paragraph">
      <style:text-properties style:use-window-font-color="true" fo:font-style="normal" fo:font-weight="normal" style:font-style-asian="normal" style:font-weight-asian="normal" style:font-style-complex="normal" style:font-weight-complex="normal"/>
    </style:style>
    <style:style style:name="P6" style:family="paragraph">
      <style:text-properties fo:color="#ff3333"/>
    </style:style>
    <style:style style:name="P7" style:family="paragraph">
      <style:text-properties fo:font-size="10.5pt" style:font-size-asian="10.5pt" style:font-size-complex="10.5pt"/>
    </style:style>
    <style:style style:name="P8" style:family="paragraph">
      <style:text-properties fo:font-weight="normal" style:font-weight-asian="normal" style:font-weight-complex="normal"/>
    </style:style>
    <style:style style:name="T1" style:family="text">
      <style:text-properties fo:color="#dc2300" fo:font-size="36pt" fo:font-style="italic" fo:font-weight="bold" style:font-size-asian="36pt" style:font-style-asian="italic" style:font-weight-asian="bold" style:font-size-complex="36pt" style:font-style-complex="italic" style:font-weight-complex="bold"/>
    </style:style>
    <style:style style:name="T2" style:family="text">
      <style:text-properties fo:font-size="36pt" fo:font-style="italic" fo:font-weight="bold" style:font-size-asian="36pt" style:font-style-asian="italic" style:font-weight-asian="bold" style:font-size-complex="36pt" style:font-style-complex="italic" style:font-weight-complex="bold"/>
    </style:style>
    <style:style style:name="T3" style:family="text">
      <style:text-properties fo:color="#dc2300" fo:font-size="24pt" fo:font-style="italic" style:font-size-asian="24pt" style:font-style-asian="italic" style:font-size-complex="24pt" style:font-style-complex="italic"/>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fo:font-size="40pt" style:font-size-asian="36pt" style:font-size-complex="36pt"/>
    </style:style>
    <style:style style:name="T7" style:family="text">
      <style:text-properties fo:color="#dc2300" fo:font-style="italic" style:font-style-asian="italic" style:font-style-complex="italic"/>
    </style:style>
    <style:style style:name="T8" style:family="text">
      <style:text-properties style:use-window-font-color="true" fo:font-style="normal" style:font-style-asian="normal" style:font-style-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color="#0000ff" style:text-underline-style="solid" style:text-underline-width="auto" style:text-underline-color="font-color"/>
    </style:style>
    <style:style style:name="T11" style:family="text">
      <style:text-properties fo:font-style="italic" style:font-style-asian="italic" style:font-style-complex="italic"/>
    </style:style>
    <style:style style:name="T12" style:family="text">
      <style:text-properties fo:color="#dc2300"/>
    </style:style>
    <style:style style:name="T13" style:family="text">
      <style:text-properties fo:color="#0000ff" fo:font-size="28pt" style:font-size-asian="26pt" style:font-size-complex="26pt"/>
    </style:style>
    <style:style style:name="T14" style:family="text">
      <style:text-properties fo:color="#dc2300" fo:font-size="16pt" style:font-size-asian="16pt" style:font-size-complex="16pt"/>
    </style:style>
    <style:style style:name="T15" style:family="text">
      <style:text-properties fo:font-size="16pt" style:font-size-asian="16pt" style:font-size-complex="16pt"/>
    </style:style>
    <style:style style:name="T16" style:family="text">
      <style:text-properties fo:font-size="16pt" style:text-underline-style="solid" style:text-underline-width="auto" style:text-underline-color="font-color" style:font-size-asian="16pt" style:font-size-complex="16pt"/>
    </style:style>
    <style:style style:name="T17" style:family="text">
      <style:text-properties fo:font-size="16pt" style:text-underline-style="none" style:font-size-asian="16pt" style:font-size-complex="16pt"/>
    </style:style>
    <style:style style:name="T18" style:family="text">
      <style:text-properties fo:font-size="16pt" fo:font-style="italic" style:text-underline-style="none" style:font-size-asian="16pt" style:font-style-asian="italic" style:font-size-complex="16pt" style:font-style-complex="italic"/>
    </style:style>
    <style:style style:name="T19" style:family="text">
      <style:text-properties fo:font-size="16pt" fo:font-weight="bold" style:font-size-asian="16pt" style:font-weight-asian="bold" style:font-size-complex="16pt" style:font-weight-complex="bold"/>
    </style:style>
    <style:style style:name="T20" style:family="text">
      <style:text-properties fo:font-size="16pt" fo:font-weight="normal" style:font-size-asian="16pt" style:font-weight-asian="normal" style:font-size-complex="16pt" style:font-weight-complex="normal"/>
    </style:style>
    <style:style style:name="T21" style:family="text">
      <style:text-properties fo:color="#dc2300" fo:font-size="16pt" fo:font-weight="normal" style:font-size-asian="16pt" style:font-weight-asian="normal" style:font-size-complex="16pt" style:font-weight-complex="normal"/>
    </style:style>
    <style:style style:name="T22" style:family="text">
      <style:text-properties style:use-window-font-color="true" fo:font-size="16pt" fo:font-weight="normal" style:font-size-asian="16pt" style:font-weight-asian="normal" style:font-size-complex="16pt" style:font-weight-complex="normal"/>
    </style:style>
    <style:style style:name="T23" style:family="text">
      <style:text-properties style:use-window-font-color="true" fo:font-size="16pt" style:text-underline-style="solid" style:text-underline-width="auto" style:text-underline-color="font-color" fo:font-weight="normal" style:font-size-asian="16pt" style:font-weight-asian="normal" style:font-size-complex="16pt" style:font-weight-complex="normal"/>
    </style:style>
    <style:style style:name="T24" style:family="text">
      <style:text-properties style:use-window-font-color="true" fo:font-size="16pt" style:text-underline-style="none" fo:font-weight="normal" style:font-size-asian="16pt" style:font-weight-asian="normal" style:font-size-complex="16pt" style:font-weight-complex="normal"/>
    </style:style>
    <style:style style:name="T25" style:family="text">
      <style:text-properties style:use-window-font-color="true" fo:font-size="16pt" fo:font-style="italic" style:text-underline-style="none" fo:font-weight="normal" style:font-size-asian="16pt" style:font-style-asian="italic" style:font-weight-asian="normal" style:font-size-complex="16pt" style:font-style-complex="italic" style:font-weight-complex="normal"/>
    </style:style>
    <style:style style:name="T26" style:family="text">
      <style:text-properties fo:color="#0000ff" fo:font-size="44pt" fo:font-style="normal" fo:font-weight="bold" style:font-size-asian="44pt" style:font-style-asian="normal" style:font-weight-asian="bold" style:font-size-complex="44pt" style:font-style-complex="normal" style:font-weight-complex="bold"/>
    </style:style>
    <style:style style:name="T27" style:family="text">
      <style:text-properties fo:font-size="44pt" fo:font-style="normal" fo:font-weight="normal" style:font-size-asian="44pt" style:font-style-asian="normal" style:font-weight-asian="normal" style:font-size-complex="44pt" style:font-style-complex="normal" style:font-weight-complex="normal"/>
    </style:style>
    <style:style style:name="T28" style:family="text">
      <style:text-properties fo:font-size="44pt" fo:font-style="normal" fo:font-weight="bold" style:font-size-asian="44pt" style:font-style-asian="normal" style:font-weight-asian="bold" style:font-size-complex="44pt" style:font-style-complex="normal" style:font-weight-complex="bold"/>
    </style:style>
    <style:style style:name="T29" style:family="text">
      <style:text-properties fo:color="#dc2300" fo:font-size="44pt" fo:font-style="normal" fo:font-weight="normal" style:font-size-asian="44pt" style:font-style-asian="normal" style:font-weight-asian="normal" style:font-size-complex="44pt" style:font-style-complex="normal" style:font-weight-complex="normal"/>
    </style:style>
    <style:style style:name="T30" style:family="text">
      <style:text-properties fo:color="#0000ff" fo:font-size="28pt" fo:font-style="normal" fo:font-weight="normal" style:font-size-asian="26pt" style:font-style-asian="normal" style:font-weight-asian="normal" style:font-size-complex="26pt" style:font-style-complex="normal" style:font-weight-complex="normal"/>
    </style:style>
    <style:style style:name="T31" style:family="text">
      <style:text-properties style:use-window-font-color="true" fo:font-style="normal" fo:font-weight="normal" style:font-style-asian="normal" style:font-weight-asian="normal" style:font-style-complex="normal" style:font-weight-complex="normal"/>
    </style:style>
    <style:style style:name="T32" style:family="text">
      <style:text-properties fo:font-size="18pt" style:font-size-asian="18pt" style:font-size-complex="18pt"/>
    </style:style>
    <style:style style:name="T33" style:family="text">
      <style:text-properties fo:font-size="10pt" style:font-size-asian="10pt" style:font-size-complex="10pt"/>
    </style:style>
    <style:style style:name="T34" style:family="text">
      <style:text-properties fo:font-size="22pt" style:font-size-asian="22pt" style:font-size-complex="22pt"/>
    </style:style>
    <style:style style:name="T35" style:family="text">
      <style:text-properties fo:color="#0000ff" fo:font-weight="bold" style:font-weight-asian="bold" style:font-weight-complex="bold"/>
    </style:style>
    <style:style style:name="T36" style:family="text">
      <style:text-properties style:use-window-font-color="true"/>
    </style:style>
    <style:style style:name="T37" style:family="text">
      <style:text-properties fo:color="#0000ff" fo:font-size="36pt" fo:font-weight="bold" style:font-size-asian="36pt" style:font-weight-asian="bold" style:font-size-complex="36pt" style:font-weight-complex="bold"/>
    </style:style>
    <style:style style:name="T38" style:family="text">
      <style:text-properties fo:color="#0000ff" fo:font-style="italic" fo:font-weight="bold" style:font-style-asian="italic" style:font-weight-asian="bold" style:font-style-complex="italic" style:font-weight-complex="bold"/>
    </style:style>
    <style:style style:name="T39" style:family="text">
      <style:text-properties fo:color="#0000ff"/>
    </style:style>
    <style:style style:name="T40" style:family="text">
      <style:text-properties fo:color="#ff3333" fo:font-size="36pt" fo:font-weight="normal" style:font-size-asian="36pt" style:font-weight-asian="normal" style:font-size-complex="36pt" style:font-weight-complex="normal"/>
    </style:style>
    <style:style style:name="T41" style:family="text">
      <style:text-properties style:use-window-font-color="true" fo:font-size="36pt" fo:font-weight="normal" style:font-size-asian="36pt" style:font-weight-asian="normal" style:font-size-complex="36pt" style:font-weight-complex="normal"/>
    </style:style>
    <style:style style:name="T42" style:family="text">
      <style:text-properties style:use-window-font-color="true" fo:font-size="36pt" fo:font-weight="bold" style:font-size-asian="36pt" style:font-weight-asian="bold" style:font-size-complex="36pt" style:font-weight-complex="bold"/>
    </style:style>
    <style:style style:name="T43" style:family="text">
      <style:text-properties fo:color="#dc2300" fo:font-size="36pt" fo:font-style="italic" fo:font-weight="normal" style:font-size-asian="36pt" style:font-style-asian="italic" style:font-weight-asian="normal" style:font-size-complex="36pt" style:font-style-complex="italic" style:font-weight-complex="normal"/>
    </style:style>
    <style:style style:name="T44" style:family="text">
      <style:text-properties fo:color="#0000ff" fo:font-size="36pt" fo:font-style="italic" fo:font-weight="normal" style:font-size-asian="36pt" style:font-style-asian="italic" style:font-weight-asian="normal" style:font-size-complex="36pt" style:font-style-complex="italic" style:font-weight-complex="normal"/>
    </style:style>
    <style:style style:name="T45" style:family="text">
      <style:text-properties style:use-window-font-color="true" fo:font-size="36pt" fo:font-style="italic" fo:font-weight="normal" style:font-size-asian="36pt" style:font-style-asian="italic" style:font-weight-asian="normal" style:font-size-complex="36pt" style:font-style-complex="italic" style:font-weight-complex="normal"/>
    </style:style>
    <style:style style:name="T46" style:family="text">
      <style:text-properties fo:color="#ff3333" fo:font-size="36pt" fo:font-style="italic" fo:font-weight="normal" style:font-size-asian="36pt" style:font-style-asian="italic" style:font-weight-asian="normal" style:font-size-complex="36pt" style:font-style-complex="italic" style:font-weight-complex="normal"/>
    </style:style>
    <style:style style:name="T47" style:family="text">
      <style:text-properties style:use-window-font-color="true" fo:font-size="36pt" fo:font-style="italic" style:text-underline-style="solid" style:text-underline-width="auto" style:text-underline-color="font-color" fo:font-weight="normal" style:font-size-asian="36pt" style:font-style-asian="italic" style:font-weight-asian="normal" style:font-size-complex="36pt" style:font-style-complex="italic" style:font-weight-complex="normal"/>
    </style:style>
    <style:style style:name="T48" style:family="text">
      <style:text-properties fo:color="#0000ff" fo:font-size="26pt" fo:font-style="italic" fo:font-weight="bold" style:font-size-asian="26pt" style:font-style-asian="italic" style:font-weight-asian="bold" style:font-size-complex="26pt" style:font-style-complex="italic" style:font-weight-complex="bold"/>
    </style:style>
    <style:style style:name="T49" style:family="text">
      <style:text-properties fo:color="#000000" fo:font-size="26pt" fo:font-style="italic" fo:font-weight="normal" style:font-size-asian="26pt" style:font-style-asian="italic" style:font-weight-asian="normal" style:font-size-complex="26pt" style:font-style-complex="italic" style:font-weight-complex="normal"/>
    </style:style>
    <style:style style:name="T50" style:family="text">
      <style:text-properties fo:color="#000000" fo:font-size="24pt" fo:font-style="italic" fo:font-weight="normal" style:font-size-asian="24pt" style:font-style-asian="italic" style:font-weight-asian="normal" style:font-size-complex="24pt" style:font-style-complex="italic" style:font-weight-complex="normal"/>
    </style:style>
    <style:style style:name="T51" style:family="text">
      <style:text-properties fo:color="#dc2300" fo:font-size="32pt" fo:font-weight="normal" style:font-size-asian="32pt" style:font-weight-asian="normal" style:font-size-complex="32pt" style:font-weight-complex="normal"/>
    </style:style>
    <style:style style:name="T52" style:family="text">
      <style:text-properties style:use-window-font-color="true" fo:font-weight="normal" style:font-weight-asian="normal" style:font-weight-complex="normal"/>
    </style:style>
    <style:style style:name="T53" style:family="text">
      <style:text-properties fo:color="#dc2300" fo:font-weight="normal" style:font-weight-asian="normal" style:font-weight-complex="normal"/>
    </style:style>
    <style:style style:name="T54" style:family="text">
      <style:text-properties style:use-window-font-color="true" fo:font-style="italic" fo:font-weight="normal" style:font-style-asian="italic" style:font-weight-asian="normal" style:font-style-complex="italic"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19.6cm" svg:height="1.8cm" svg:x="1.2cm" svg:y="1.8cm" presentation:class="title" presentation:placeholder="true">
          <draw:text-box/>
        </draw:frame>
        <draw:frame presentation:style-name="pr2" draw:text-style-name="P1" draw:layer="layout" svg:width="24.639cm" svg:height="12.18cm" svg:x="1.4cm" svg:y="5.82cm" presentation:class="subtitle" presentation:user-transformed="true">
          <draw:text-box>
            <text:p><text:span text:style-name="T1">SHELL SCRIPTS</text:span></text:p>
            <text:p><text:span text:style-name="T2">INTRODUCCIÓN <text:s/></text:span></text:p>
          </draw:text-box>
        </draw:frame>
        <presentation:notes draw:style-name="dp2">
          <draw:page-thumbnail draw:style-name="gr1" draw:layer="layout" svg:width="0.001cm" svg:height="0.001cm" svg:x="0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text:span text:style-name="T3">SHELL SCRIPTS -</text:span> ¿Qué son?</text:p>
          </draw:text-box>
        </draw:frame>
        <draw:frame presentation:style-name="pr5" draw:layer="layout" svg:width="24.639cm" svg:height="12.18cm" svg:x="1.4cm" svg:y="5.82cm" presentation:class="outline" presentation:user-transformed="true">
          <draw:text-box>
            <text:list text:style-name="L2">
              <text:list-item>
                <text:p>Los <text:span text:style-name="T4">scripts</text:span> (guiones) son meros ficheros de texto ASCII que presentan una serie de ordenes y estructuras organizadas secuencialmente.</text:p>
              </text:list-item>
              <text:list-item>
                <text:p>Así pues el script <text:span text:style-name="T5">se ejecuta de forma lineal-secuencial orden tras orden</text:span>.</text:p>
              </text:list-item>
              <text:list-item>
                <text:p>Los lenguajes scripts <text:span text:style-name="T5">son lenguajes "interpretados"</text:span>. Lo que quiere decir que sus ordenes secuenciales son interpretadas por un sistema o programa padre.</text:p>
              </text:list-item>
              <text:list-item>
                <text:p>El <text:span text:style-name="T4">shell</text:span> es un <text:span text:style-name="T5">programa-interface</text:span>, que se provee como un elemento comunicacional entre el usuario y el S.O. El shell acepta los comandos escritos y se encarga de su ejecución.</text:p>
              </text:list-item>
            </text:list>
          </draw:text-box>
        </draw:frame>
        <presentation:notes draw:style-name="dp2">
          <draw:page-thumbnail draw:style-name="gr1" draw:layer="layout" svg:width="0.001cm" svg:height="0.001cm" svg:x="0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text:span text:style-name="T3">SHELL SCRIPTS -</text:span> Tipos</text:p>
          </draw:text-box>
        </draw:frame>
        <draw:frame presentation:style-name="pr5" draw:layer="layout" svg:width="24.639cm" svg:height="12.18cm" svg:x="1.4cm" svg:y="5.82cm" presentation:class="outline" presentation:user-transformed="true">
          <draw:text-box>
            <text:list text:style-name="L2">
              <text:list-item>
                <text:p>Para desarrollo Web:</text:p>
                <text:list>
                  <text:list-item>
                    <text:p>JavaScript: Lenguaje-script que permite la creación de paginas webs dinámicas locales (en el propio navegador).</text:p>
                  </text:list-item>
                </text:list>
              </text:list-item>
              <text:list-item>
                <text:p>Para tareas del sistema:</text:p>
                <text:list>
                  <text:list-item>
                    <text:p>El sistema operativo LINUX los scripts son pequeñas y potentes aplicaciones creadas por el programador para facilitar la tarea al usuario. Usando estructuras condicionales, bucles iterativos típicos, recursividad, ...</text:p>
                  </text:list-item>
                </text:list>
              </text:list-item>
            </text:list>
          </draw:text-box>
        </draw:frame>
        <presentation:notes draw:style-name="dp2">
          <draw:page-thumbnail draw:style-name="gr1" draw:layer="layout" svg:width="0.001cm" svg:height="0.001cm" svg:x="0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4" draw:layer="layout" svg:width="24cm" svg:height="1.8cm" svg:x="1.2cm" svg:y="1.8cm" presentation:class="title" presentation:user-transformed="true">
          <draw:text-box>
            <text:p><text:span text:style-name="T3">SHELL SCRIPTS -</text:span> <text:span text:style-name="T6">¿Con qué crear un script?</text:span></text:p>
          </draw:text-box>
        </draw:frame>
        <draw:frame presentation:style-name="pr5" draw:layer="layout" svg:width="24.639cm" svg:height="12.18cm" svg:x="1.4cm" svg:y="5.82cm" presentation:class="outline" presentation:user-transformed="true">
          <draw:text-box>
            <text:list text:style-name="L2">
              <text:list-item>
                <text:p>Al ser un lenguaje interpretado, no necesitamos compilar su código para poder ejecutarlo, con lo que solo necesitamos escribir ASCII en un fichero. Para ello podemos usar cualquiera de nuestros editores preferidos.</text:p>
              </text:list-item>
            </text:list>
          </draw:text-box>
        </draw:frame>
        <presentation:notes draw:style-name="dp2">
          <draw:page-thumbnail draw:style-name="gr1" draw:layer="layout" svg:width="0.001cm" svg:height="0.001cm" svg:x="0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4" draw:layer="layout" svg:width="24cm" svg:height="1.8cm" svg:x="1.2cm" svg:y="1.8cm" presentation:class="title" presentation:user-transformed="true">
          <draw:text-box>
            <text:p><text:span text:style-name="T3">SHELL SCRIPTS -</text:span> ¿<text:span text:style-name="T6">Cómo ejecutar un script?</text:span></text:p>
          </draw:text-box>
        </draw:frame>
        <draw:frame presentation:style-name="pr5" draw:layer="layout" svg:width="24.639cm" svg:height="12.18cm" svg:x="1.4cm" svg:y="5.82cm" presentation:class="outline" presentation:user-transformed="true">
          <draw:text-box>
            <text:list text:style-name="L2">
              <text:list-item>
                <text:p>Bastaría con poner: <text:span text:style-name="T7">bash nombre-script</text:span></text:p>
                <text:list>
                  <text:list-item>
                    <text:p>bash: Es la orden encargada de ejecutar scritps. A continuación el nombre del fichero que contiene el guión (normalmente con extensión <text:span text:style-name="T7">sh</text:span><text:span text:style-name="T8">, de esta forma podremos localizarlos más rápido)</text:span>.</text:p>
                  </text:list-item>
                </text:list>
              </text:list-item>
              <text:list-item>
                <text:p>O dándole permisos de ejecución:</text:p>
                <text:list>
                  <text:list-item>
                    <text:p><text:span text:style-name="T7">chmod u+x nombre-script</text:span></text:p>
                  </text:list-item>
                  <text:list-item>
                    <text:p><text:span text:style-name="T8">Añadiendo </text:span><text:span text:style-name="T7">#!/bin/bash</text:span><text:span text:style-name="T8"> en la primera línea del script</text:span></text:p>
                  </text:list-item>
                  <text:list-item>
                    <text:p><text:span text:style-name="T8">Y lo lanzaremos indicando la ruta de forma absoluta o relativa: </text:span><text:span text:style-name="T7">./nombre-script</text:span></text:p>
                  </text:list-item>
                </text:list>
              </text:list-item>
            </text:list>
          </draw:text-box>
        </draw:frame>
        <presentation:notes draw:style-name="dp2">
          <draw:page-thumbnail draw:style-name="gr1" draw:layer="layout" svg:width="0.001cm" svg:height="0.001cm" svg:x="0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5" draw:layer="layout" svg:width="24.639cm" svg:height="12.18cm" svg:x="1.4cm" svg:y="5.82cm" presentation:class="outline" presentation:user-transformed="true">
          <draw:text-box>
            <text:list text:style-name="L2">
              <text:list-header>
                <text:p><text:span text:style-name="T9">3 tipos de entrecomillados:</text:span></text:p>
              </text:list-header>
              <text:list-item>
                <text:p><text:span text:style-name="T10">Comillas simples</text:span>: El contenido no es interpretado por el shell. Se suele usar para indicar caracteres literales. Por ejemplo 'a' es tomada como un carácter literal no es procesada por el shell.</text:p>
              </text:list-item>
              <text:list-item>
                <text:p><text:span text:style-name="T10">Comillas dobles</text:span>: Agrupa una cadena de caracteres o string. Por ejemplo: "OrioN ScripT www.ircorion.cjb.net". Se suelen usar para almacenar una string entera en una variable. Por ejemplo: <text:span text:style-name="T4">VAR="hola soy Quasi"</text:span>, aqui estaríamos almacenando en la variable VAR el texto <text:span text:style-name="T11">hola soy Quasi</text:span>. Para ver el resultado basta con hacer: <text:span text:style-name="T12">echo $VAR</text:span>.</text:p>
              </text:list-item>
              <text:list-item>
                <text:p><text:span text:style-name="T10">Comillas invertidas</text:span>: Hacen que se evalúe el contenido y que su resultado sea devuelto como el de una variable. Por ejemplo. <text:span text:style-name="T4">verfecha=`date`. </text:span>Si ejecutamos esto, <text:span text:style-name="T12">echo $verfecha</text:span>, veríamos como el valor devuelto por el comando date.</text:p>
              </text:list-item>
            </text:list>
          </draw:text-box>
        </draw:frame>
        <draw:frame presentation:style-name="pr4" draw:layer="layout" svg:width="26.4cm" svg:height="1.8cm" svg:x="0.4cm" svg:y="1.8cm" presentation:class="title" presentation:user-transformed="true">
          <draw:text-box>
            <text:p text:style-name="P2"><text:span text:style-name="T3">SHELL SCRIPTS –</text:span> Sintaxis (1)- <text:span text:style-name="T13">Entrecomillados </text:span></text:p>
          </draw:text-box>
        </draw:frame>
        <presentation:notes draw:style-name="dp2">
          <draw:page-thumbnail draw:style-name="gr1" draw:layer="layout" svg:width="0.001cm" svg:height="0.001cm" svg:x="0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4" draw:layer="layout" svg:width="26.4cm" svg:height="1.8cm" svg:x="0.4cm" svg:y="1.8cm" presentation:class="title" presentation:user-transformed="true">
          <draw:text-box>
            <text:p text:style-name="P2"><text:span text:style-name="T3">SHELL SCRIPTS –</text:span> Sintaxis (1)- <text:span text:style-name="T13">Entrecomillados </text:span></text:p>
          </draw:text-box>
        </draw:frame>
        <draw:frame presentation:style-name="pr5" draw:layer="layout" svg:width="24.639cm" svg:height="12.18cm" svg:x="1.4cm" svg:y="5.82cm" presentation:class="outline" presentation:user-transformed="true">
          <draw:text-box>
            <text:list text:style-name="L2">
              <text:list-header>
                <text:p><text:span text:style-name="T9">Ejemplos:</text:span></text:p>
              </text:list-header>
            </text:list>
            <text:p text:style-name="P3"><text:span text:style-name="T14">$ echo ’$SHELL *’ </text:span></text:p>
            <text:p text:style-name="P3"><text:span text:style-name="T15">$SHELL * </text:span></text:p>
            <text:p text:style-name="P3"><text:span text:style-name="T14">$ echo "$SHELL *"</text:span></text:p>
            <text:p text:style-name="P3"><text:span text:style-name="T15">/bin/bash *</text:span></text:p>
            <text:p text:style-name="P3"><text:span text:style-name="T14">$ echo $SHELL *</text:span></text:p>
            <text:p text:style-name="P3"><text:span text:style-name="T15">/bin/bash </text:span><text:span text:style-name="T16">a.c b.c buf.c copia f1.dat f2.dat f3.dat</text:span><text:span text:style-name="T17"> <text:s text:c="2"/></text:span><text:span text:style-name="T18">→ ficheros</text:span></text:p>
            <text:p text:style-name="P3"><text:span text:style-name="T15"/></text:p>
            <text:p text:style-name="P3"><text:span text:style-name="T15">Si queremos que un carácter no sea interpretado, utilizaremos el carácter de scape “</text:span><text:span text:style-name="T19">\</text:span><text:span text:style-name="T20">”</text:span></text:p>
            <text:p text:style-name="P3"><text:span text:style-name="T21"/></text:p>
            <text:p text:style-name="P3"><text:span text:style-name="T21">$ echo \$SHELL \*</text:span></text:p>
            <text:p text:style-name="P3"><text:span text:style-name="T20">$SHELL *</text:span></text:p>
            <text:p text:style-name="P3"><text:span text:style-name="T21">$ echo "\$SHELL \*"</text:span></text:p>
            <text:p text:style-name="P3"><text:span text:style-name="T20">$SHELL *</text:span></text:p>
            <text:p text:style-name="P3"><text:span text:style-name="T21">$ echo $SHELL *</text:span></text:p>
            <text:p text:style-name="P3"><text:span text:style-name="T22">/bin/bash </text:span><text:span text:style-name="T23">a.c b.c buf.c copia f1.dat f2.dat f3.dat</text:span><text:span text:style-name="T24"> <text:s/></text:span><text:span text:style-name="T25">→ ficheros</text:span></text:p>
          </draw:text-box>
        </draw:frame>
        <presentation:notes draw:style-name="dp2">
          <draw:page-thumbnail draw:style-name="gr1" draw:layer="layout" svg:width="0.001cm" svg:height="0.001cm" svg:x="0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4" draw:layer="layout" svg:width="26.4cm" svg:height="1.8cm" svg:x="0.4cm" svg:y="1.8cm" presentation:class="title" presentation:user-transformed="true">
          <draw:text-box>
            <text:p text:style-name="P2"><text:span text:style-name="T3">SHELL SCRIPTS –</text:span> Sintaxis (2)- <text:span text:style-name="T13">Caracteres especiales</text:span></text:p>
          </draw:text-box>
        </draw:frame>
        <draw:frame presentation:style-name="pr5" draw:text-style-name="P4" draw:layer="layout" svg:width="24.639cm" svg:height="13.78cm" svg:x="1.4cm" svg:y="5.82cm" presentation:class="outline" presentation:user-transformed="true">
          <draw:text-box>
            <text:list text:style-name="L2">
              <text:list-item>
                <text:p><text:span text:style-name="T26">Separando comandos</text:span><text:span text:style-name="T27">: carácter “</text:span><text:span text:style-name="T28">;</text:span><text:span text:style-name="T27">” si en en un script escribimos:</text:span></text:p>
              </text:list-item>
            </text:list>
            <text:p><text:span text:style-name="T29">echo HOLA1</text:span></text:p>
            <text:p><text:span text:style-name="T29">echo HOLA2</text:span></text:p>
            <text:p><text:span text:style-name="T29">echo HOLA3</text:span></text:p>
            <text:p><text:span text:style-name="T27">Se ejecutaría un comando tras otro, si queremos hacer esto deberemos especificar el fin de un comando para el comienzo de otro con el signo ";"</text:span></text:p>
            <text:p><text:span text:style-name="T29">echo HOLA1; echo HOLA2; echo HOLA3</text:span></text:p>
            <text:list text:continue-numbering="true" text:style-name="L2">
              <text:list-item>
                <text:p><text:span text:style-name="T26">Insertando comentarios</text:span><text:span text:style-name="T27">: A la ahora de programar todo buen programador sabe de la importancia de incluir comentarios en su código, esto facilitaría su trabajo de actualización, comprensión, rapidez, etc. Además si el trabajo es en grupo el resto de programadores podrán saber la finalidad del código sin tener que descifrarlo. UN BUEN PROGRAMADOR CREO QUE DEBE PROGRAMAR COMENTANDO SU CODIGO.</text:span></text:p>
              </text:list-item>
            </text:list>
            <text:p><text:span text:style-name="T27">Para insertar un comentario dentro del código del script se debe preceder de ese comentario el signo "</text:span><text:span text:style-name="T28">#</text:span><text:span text:style-name="T27">".</text:span></text:p>
            <text:p><text:span text:style-name="T27">Ejemplo:</text:span></text:p>
            <text:p><text:span text:style-name="T29">#esta orden muestra la fecha</text:span></text:p>
            <text:p><text:span text:style-name="T29">date</text:span></text:p>
          </draw:text-box>
        </draw:frame>
        <presentation:notes draw:style-name="dp2">
          <draw:page-thumbnail draw:style-name="gr1" draw:layer="layout" svg:width="0.001cm" svg:height="0.001cm" svg:x="0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4" draw:layer="layout" svg:width="26.4cm" svg:height="1.8cm" svg:x="0.6cm" svg:y="1.6cm" presentation:class="title" presentation:user-transformed="true">
          <draw:text-box>
            <text:p text:style-name="P2"><text:span text:style-name="T3">SHELL SCRIPTS –</text:span> Sintaxis (3)- <text:span text:style-name="T30">Utilización de parámetros</text:span></text:p>
          </draw:text-box>
        </draw:frame>
        <draw:frame presentation:style-name="pr5" draw:text-style-name="P5" draw:layer="layout" svg:width="24.639cm" svg:height="12.18cm" svg:x="1.4cm" svg:y="5.82cm" presentation:class="outline" presentation:user-transformed="true">
          <draw:text-box>
            <text:list text:style-name="L2">
              <text:list-item>
                <text:p><text:span text:style-name="T31">Utilidad apreciada en la programación. Se trata de pasar uno o varios parámetros al programa principal para luego operar con ellos. Son parámetros posicionales.</text:span></text:p>
              </text:list-item>
              <text:list-item>
                <text:p><text:span text:style-name="T31">se pueden usar dentro de un programa de shell como cualquier otra variable de shell; es decir, para saber su valor utilizaremos el símbolo $. Los parámetros dentro del shell script son accesibles utilizando las variables:</text:span></text:p>
              </text:list-item>
            </text:list>
          </draw:text-box>
        </draw:frame>
        <presentation:notes draw:style-name="dp2">
          <draw:page-thumbnail draw:style-name="gr1" draw:layer="layout" svg:width="0.001cm" svg:height="0.001cm" svg:x="0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4" draw:layer="layout" svg:width="26.4cm" svg:height="1.8cm" svg:x="0.6cm" svg:y="1.6cm" presentation:class="title" presentation:user-transformed="true">
          <draw:text-box>
            <text:p text:style-name="P2"><text:span text:style-name="T3">SHELL SCRIPTS –</text:span> Sintaxis (3)- <text:span text:style-name="T30">Utilización de parámetros</text:span></text:p>
          </draw:text-box>
        </draw:frame>
        <draw:frame draw:style-name="standard" draw:layer="layout" svg:width="24.597cm" svg:height="11.78cm" svg:x="1.61cm" svg:y="5.911cm">
          <table:table table:template-name="default" table:use-first-row-styles="true" table:use-banding-rows-styles="true">
            <table:table-column table:style-name="co1"/>
            <table:table-column table:style-name="co2"/>
            <table:table-row table:style-name="ro1" table:default-cell-style-name="ce1">
              <table:table-cell>
                <text:p><text:span text:style-name="T32">$0</text:span></text:p>
                <text:p/>
              </table:table-cell>
              <table:table-cell>
                <text:p><text:span text:style-name="T32">Representa al parámetro cero o nombre del programa</text:span></text:p>
              </table:table-cell>
            </table:table-row>
            <table:table-row table:style-name="ro1" table:default-cell-style-name="ce1">
              <table:table-cell>
                <text:p><text:span text:style-name="T32">$1</text:span></text:p>
                <text:p/>
              </table:table-cell>
              <table:table-cell>
                <text:p><text:span text:style-name="T32">Representa al parámetro uno</text:span></text:p>
              </table:table-cell>
            </table:table-row>
            <table:table-row table:style-name="ro1" table:default-cell-style-name="ce1">
              <table:table-cell>
                <text:p><text:span text:style-name="T32">$2</text:span></text:p>
                <text:p/>
              </table:table-cell>
              <table:table-cell>
                <text:p><text:span text:style-name="T32">Representa al parámetro dos</text:span></text:p>
                <text:p/>
              </table:table-cell>
            </table:table-row>
            <table:table-row table:style-name="ro1" table:default-cell-style-name="ce1">
              <table:table-cell>
                <text:p><text:span text:style-name="T32">...</text:span></text:p>
                <text:p/>
              </table:table-cell>
              <table:table-cell/>
            </table:table-row>
            <table:table-row table:style-name="ro1" table:default-cell-style-name="ce1">
              <table:table-cell>
                <text:p><text:span text:style-name="T32">$9</text:span></text:p>
                <text:p/>
              </table:table-cell>
              <table:table-cell>
                <text:p><text:span text:style-name="T32">Representa al parámetro nueve</text:span></text:p>
                <text:p/>
              </table:table-cell>
            </table:table-row>
            <table:table-row table:style-name="ro1" table:default-cell-style-name="ce1">
              <table:table-cell>
                <text:p><text:span text:style-name="T32">${10}</text:span></text:p>
                <text:p/>
              </table:table-cell>
              <table:table-cell>
                <text:p><text:span text:style-name="T32">Representa al parámetro diez</text:span></text:p>
                <text:p/>
              </table:table-cell>
            </table:table-row>
            <table:table-row table:style-name="ro1" table:default-cell-style-name="ce1">
              <table:table-cell>
                <text:p><text:span text:style-name="T32">${11}</text:span></text:p>
                <text:p/>
              </table:table-cell>
              <table:table-cell>
                <text:p><text:span text:style-name="T32">Representa al parámetro once</text:span></text:p>
              </table:table-cell>
            </table:table-row>
          </table:table>
          <draw:image xlink:href="Pictures/TablePreview1.svm" xlink:type="simple" xlink:show="embed" xlink:actuate="onLoad"/>
        </draw:frame>
        <presentation:notes draw:style-name="dp2">
          <draw:page-thumbnail draw:style-name="gr1" draw:layer="layout" svg:width="0.001cm" svg:height="0.001cm" svg:x="0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4" draw:layer="layout" svg:width="26.4cm" svg:height="1.8cm" svg:x="0.6cm" svg:y="1.6cm" presentation:class="title" presentation:user-transformed="true">
          <draw:text-box>
            <text:p text:style-name="P2"><text:span text:style-name="T3">SHELL SCRIPTS –</text:span> Sintaxis (3)- <text:span text:style-name="T30">Utilización de parámetros</text:span></text:p>
          </draw:text-box>
        </draw:frame>
        <draw:frame draw:style-name="standard" draw:layer="layout" svg:width="23.397cm" svg:height="13.065cm" svg:x="2.065cm" svg:y="4.911cm">
          <table:table table:template-name="default" table:use-first-row-styles="true" table:use-banding-rows-styles="true">
            <table:table-column table:style-name="co3"/>
            <table:table-column table:style-name="co4"/>
            <table:table-row table:style-name="ro1" table:default-cell-style-name="ce1">
              <table:table-cell>
                <text:p><text:span text:style-name="T33"/></text:p>
                <text:p><text:span text:style-name="T34">$#</text:span></text:p>
                <text:p/>
              </table:table-cell>
              <table:table-cell>
                <text:p><text:span text:style-name="T34">Número de parámetros que han pasado a la shell.</text:span></text:p>
                <text:p/>
              </table:table-cell>
            </table:table-row>
            <table:table-row table:style-name="ro1" table:default-cell-style-name="ce1">
              <table:table-cell>
                <text:p><text:span text:style-name="T34">$*</text:span></text:p>
                <text:p/>
              </table:table-cell>
              <table:table-cell>
                <text:p><text:span text:style-name="T34">Un argumento que contiene todos los parámetros que se han pasado ($1, $2...)</text:span></text:p>
                <text:p><text:span text:style-name="T34"><text:s/></text:span><text:span text:style-name="T34">menos el $0.</text:span></text:p>
                <text:p/>
              </table:table-cell>
            </table:table-row>
            <table:table-row table:style-name="ro1" table:default-cell-style-name="ce1">
              <table:table-cell>
                <text:p><text:span text:style-name="T34">$?</text:span></text:p>
                <text:p/>
              </table:table-cell>
              <table:table-cell>
                <text:p><text:span text:style-name="T34">Número donde se almacena el código de error del último comando que se ha</text:span></text:p>
                <text:p><text:span text:style-name="T34"><text:s/></text:span><text:span text:style-name="T34">ejecutado.</text:span></text:p>
                <text:p/>
              </table:table-cell>
            </table:table-row>
            <table:table-row table:style-name="ro1" table:default-cell-style-name="ce1">
              <table:table-cell>
                <text:p><text:span text:style-name="T34">$$</text:span></text:p>
                <text:p/>
              </table:table-cell>
              <table:table-cell>
                <text:p><text:span text:style-name="T34">Número de proceso actual (PID)</text:span></text:p>
                <text:p/>
              </table:table-cell>
            </table:table-row>
            <table:table-row table:style-name="ro1" table:default-cell-style-name="ce1">
              <table:table-cell>
                <text:p><text:span text:style-name="T34">$!</text:span></text:p>
                <text:p/>
              </table:table-cell>
              <table:table-cell>
                <text:p><text:span text:style-name="T34">Último número de proceso ejecutado.</text:span></text:p>
              </table:table-cell>
            </table:table-row>
          </table:table>
          <draw:image xlink:href="Pictures/TablePreview2.svm" xlink:type="simple" xlink:show="embed" xlink:actuate="onLoad"/>
        </draw:frame>
        <presentation:notes draw:style-name="dp2">
          <draw:page-thumbnail draw:style-name="gr1" draw:layer="layout" svg:width="0.001cm" svg:height="0.001cm" svg:x="0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1" draw:text-style-name="P2" draw:layer="layout" svg:width="19.6cm" svg:height="1.8cm" svg:x="1.2cm" svg:y="1.8cm" presentation:class="title">
          <draw:text-box>
            <text:p text:style-name="P2"><text:span text:style-name="T3">SHELL SCRIPTS –</text:span> Sintaxis (4)- <text:span text:style-name="T30">Variables</text:span></text:p>
          </draw:text-box>
        </draw:frame>
        <draw:frame presentation:style-name="pr5" draw:layer="layout" svg:width="24.639cm" svg:height="12.18cm" svg:x="1.4cm" svg:y="5.82cm" presentation:class="outline">
          <draw:text-box>
            <text:list text:style-name="L2">
              <text:list-item>
                <text:p><text:span text:style-name="T35">Definición de variable</text:span>: Las variables son como una fuente de almacenamiento en la que depositamos un determinado dato. Además, sirven de enlace entre el usuario remoto y el programa, otra de sus utilidades es poder utilizarlas en distintas partes de nuestro código-script. La semejanza que se suele dar a una variable en informática es la de un contenedor en el que almacénanos datos.</text:p>
              </text:list-item>
              <text:list-item>
                <text:p><text:span text:style-name="T35">Creación de variables</text:span>: Para crear una variable se usa la sintaxis: <text:span text:style-name="T4">namevar=valordatos</text:span>. Donde namevar es el nombre (identificador) de la variable y valordatos (contenido) es el valor o los datos que queremos almacenar</text:p>
              </text:list-item>
            </text:list>
          </draw:text-box>
        </draw:frame>
        <presentation:notes draw:style-name="dp2">
          <draw:page-thumbnail draw:style-name="gr1" draw:layer="layout" svg:width="0.001cm" svg:height="0.001cm" svg:x="0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1" draw:text-style-name="P2" draw:layer="layout" svg:width="19.6cm" svg:height="1.8cm" svg:x="1.2cm" svg:y="1.8cm" presentation:class="title">
          <draw:text-box>
            <text:p text:style-name="P2"><text:span text:style-name="T3">SHELL SCRIPTS –</text:span> Sintaxis (4)- <text:span text:style-name="T30">Variables</text:span></text:p>
          </draw:text-box>
        </draw:frame>
        <draw:frame presentation:style-name="pr5" draw:layer="layout" svg:width="24.239cm" svg:height="13.58cm" svg:x="1.361cm" svg:y="5.22cm" presentation:class="outline" presentation:user-transformed="true">
          <draw:text-box>
            <text:list text:style-name="L2">
              <text:list-item>
                <text:p><text:span text:style-name="T35">Viendo el contenido de las variables</text:span>: Para ver lo que contiene una variable, se precede del nombre de la variable un signo "$". Además necesitamos un comando que nos muestre texto por pantalla. Con lo que podemos usar el comando echo. Así pues con:</text:p>
                <text:p><text:span text:style-name="T12">echo "Este es el contenido de la variable: $namevar"</text:span></text:p>
              </text:list-item>
              <text:list-item>
                <text:p>Podemos también, hacer <text:span text:style-name="T5">que el usuario sea quien almacene un dato en una variable</text:span>.</text:p>
                <text:p>Con la orden “<text:span text:style-name="T4">read</text:span>”.</text:p>
                <text:p><text:span text:style-name="T12">echo "Introduce un numero: "</text:span></text:p>
                <text:p><text:span text:style-name="T12">read numero</text:span></text:p>
                <text:p><text:span text:style-name="T12">echo "El numero introducido es: $numero"</text:span></text:p>
              </text:list-item>
              <text:list-item>
                <text:p/>
              </text:list-item>
            </text:list>
          </draw:text-box>
        </draw:frame>
        <presentation:notes draw:style-name="dp2">
          <draw:page-thumbnail draw:style-name="gr1" draw:layer="layout" svg:width="0.001cm" svg:height="0.001cm" svg:x="0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1" draw:text-style-name="P2" draw:layer="layout" svg:width="25.4cm" svg:height="1.8cm" svg:x="1.2cm" svg:y="1.8cm" presentation:class="title" presentation:user-transformed="true">
          <draw:text-box>
            <text:p text:style-name="P2"><text:span text:style-name="T3">SHELL SCRIPTS –</text:span> Sintaxis (5)- <text:span text:style-name="T30">Manejo de expresiones</text:span></text:p>
          </draw:text-box>
        </draw:frame>
        <draw:frame presentation:style-name="pr5" draw:layer="layout" svg:width="24.239cm" svg:height="13.58cm" svg:x="1.361cm" svg:y="5.22cm" presentation:class="outline" presentation:user-transformed="true">
          <draw:text-box>
            <text:list text:style-name="L2">
              <text:list-item>
                <text:p><text:span text:style-name="T35">Expresiones aritméticas</text:span>: Son evaluadas y por el shell con el comando “<text:span text:style-name="T4">expr</text:span>”.</text:p>
                <text:p><text:span text:style-name="T36">+: suma</text:span><text:span text:style-name="T12"> → expr 2 + 2</text:span></text:p>
                <text:p><text:span text:style-name="T36">-: resta</text:span><text:span text:style-name="T12"> → expr 5 - 2</text:span></text:p>
                <text:p><text:span text:style-name="T36">/: divide</text:span><text:span text:style-name="T12"> → expr 7 / 3</text:span></text:p>
                <text:p><text:span text:style-name="T36">\*: multiplica</text:span><text:span text:style-name="T12"> → expr 4 \* 2</text:span></text:p>
                <text:p><text:span text:style-name="T36">Metiendo en variable:</text:span><text:span text:style-name="T12"> result=`expr 2 + 1`</text:span></text:p>
              </text:list-item>
              <text:list-item>
                <text:p><text:span text:style-name="T35">Expresiones condicionales</text:span><text:span text:style-name="T36">: Son evaluadas por el shell. Pueden comparar: enteros, strings, así como también puede chequear la existencia de ficheros y directorios, permisos de acceso a ellos, etc. Este tipo de instrucciones de control tienen la finalidad de ramificar la ejecución de sentencias del script, en base a una variable u otro elemento en cualquier otro tipo de lenguaje.</text:span></text:p>
                <text:p><text:span text:style-name="T36">Para evaluar una condición podremos usar:</text:span></text:p>
                <text:list>
                  <text:list-item>
                    <text:p><text:span text:style-name="T36">a) test &lt;expresión&gt;</text:span></text:p>
                  </text:list-item>
                  <text:list-item>
                    <text:p><text:span text:style-name="T36">b) [ expresión ]</text:span></text:p>
                  </text:list-item>
                </text:list>
                <text:p><text:span text:style-name="T36">Las dos formas de uso son validas y funcionan efectivamente. No olvidemos situar un espacio entre los corchetes y los caracteres de la expresión en el caso de uso "b".</text:span></text:p>
                <text:p><text:span text:style-name="T36">En caso de que la expresión sea cierta y se cumpla, esta devolverá un cero, en caso contrario devolverá cualquier otro valor distinto de cero. Esto se ha hecho internamente así por convenio.</text:span></text:p>
              </text:list-item>
            </text:list>
          </draw:text-box>
        </draw:frame>
        <presentation:notes draw:style-name="dp2">
          <draw:page-thumbnail draw:style-name="gr1" draw:layer="layout" svg:width="0.001cm" svg:height="0.001cm" svg:x="0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1" draw:text-style-name="P2" draw:layer="layout" svg:width="25.4cm" svg:height="1.8cm" svg:x="1.2cm" svg:y="1.8cm" presentation:class="title" presentation:user-transformed="true">
          <draw:text-box>
            <text:p text:style-name="P2"><text:span text:style-name="T3">SHELL SCRIPTS –</text:span> Sintaxis (5)- <text:span text:style-name="T30">Manejo de expresiones</text:span></text:p>
          </draw:text-box>
        </draw:frame>
        <draw:frame presentation:style-name="pr5" draw:layer="layout" svg:width="24.239cm" svg:height="13.58cm" svg:x="1.361cm" svg:y="5.22cm" presentation:class="outline" presentation:user-transformed="true">
          <draw:text-box>
            <text:list text:style-name="L2">
              <text:list-header>
                <text:p><text:span text:style-name="T37">Posibles expresiones para condicionales</text:span></text:p>
              </text:list-header>
              <text:list-item>
                <text:p><text:span text:style-name="T38">Para ficheros</text:span>:</text:p>
                <text:p>-r &lt;fichero&gt; Es Verdadero si el fichero existe y se puede leer</text:p>
                <text:p>-w &lt;fichero&gt; Es Verdadero si el fichero existe y se puede escribir en el</text:p>
                <text:p>-x &lt;fichero&gt; Es Verdadero si el fichero existe y es ejecutable</text:p>
                <text:p>-f &lt;fichero&gt; Es Verdadero si el fichero existe</text:p>
                <text:p>-d &lt;directorio&gt; Es Verdadero si es un directorio</text:p>
              </text:list-item>
              <text:list-item>
                <text:p><text:span text:style-name="T38">Para cadenas</text:span><text:span text:style-name="T36">: </text:span></text:p>
                <text:p><text:span text:style-name="T36">-z cadena Es Verdadero si la longitud de la cadena es cero.</text:span></text:p>
                <text:p><text:span text:style-name="T36">-n cadena Es Verdadero si la longitud de la cadena es distinta de cero.</text:span></text:p>
                <text:p><text:span text:style-name="T36">cadena1 = cadena2 Verdadero si las dos cadenas son iguales (atención a los espacios en blanco).</text:span></text:p>
                <text:p><text:span text:style-name="T36">cadena1 != cadena2 Verdadero si las cadenas son distintas (atención a los espacios en blanco).</text:span></text:p>
                <text:p><text:span text:style-name="T36">cadena Verdadero si la cadena no es nula</text:span></text:p>
              </text:list-item>
            </text:list>
          </draw:text-box>
        </draw:frame>
        <presentation:notes draw:style-name="dp2">
          <draw:page-thumbnail draw:style-name="gr1" draw:layer="layout" svg:width="0.001cm" svg:height="0.001cm" svg:x="0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1" draw:text-style-name="P2" draw:layer="layout" svg:width="25.4cm" svg:height="1.8cm" svg:x="1.2cm" svg:y="1.8cm" presentation:class="title" presentation:user-transformed="true">
          <draw:text-box>
            <text:p text:style-name="P2"><text:span text:style-name="T3">SHELL SCRIPTS –</text:span> Sintaxis (5)- <text:span text:style-name="T30">Manejo de expresiones</text:span></text:p>
          </draw:text-box>
        </draw:frame>
        <draw:frame presentation:style-name="pr5" draw:layer="layout" svg:width="24.239cm" svg:height="13.58cm" svg:x="1.361cm" svg:y="5.22cm" presentation:class="outline" presentation:user-transformed="true">
          <draw:text-box>
            <text:list text:style-name="L2">
              <text:list-header>
                <text:p><text:span text:style-name="T37">Posibles expresiones para condicionales</text:span></text:p>
              </text:list-header>
              <text:list-item>
                <text:p><text:span text:style-name="T35">Para operaciones aritméticas</text:span></text:p>
                <text:p><text:span text:style-name="T36">-eq Igual. Viene de "equal".</text:span></text:p>
                <text:p><text:span text:style-name="T36">-ne Distinto. Viene de "not equal".</text:span></text:p>
                <text:p><text:span text:style-name="T36">-gt Mayor que. Viene de "bigger than".</text:span></text:p>
                <text:p><text:span text:style-name="T36">-lt Menor que. Viene de "less than".</text:span></text:p>
                <text:p><text:span text:style-name="T36">-ge Mayor o igual. Viene de "bigger equal".</text:span></text:p>
                <text:p><text:span text:style-name="T36">-le Menor o igual . Viene de "less equal".</text:span></text:p>
              </text:list-item>
              <text:list-item>
                <text:p><text:span text:style-name="T35">Operadores lógicos</text:span></text:p>
                <text:p><text:span text:style-name="T36">AND: &amp;&amp; ó -a Verdadero si ambas expresiones son ciertas</text:span></text:p>
                <text:p><text:span text:style-name="T36">OR: || ó -o Verdadero si una de las expresiones es cierta.</text:span></text:p>
                <text:p><text:span text:style-name="T36">NOT: !expresión Verdadero si la expresión no es cierta</text:span></text:p>
                <text:p><text:span text:style-name="T36">La orden true devuelve un 0, se emplea en estructuras repetitivas.</text:span></text:p>
                <text:p><text:span text:style-name="T36">La orden false devuelve un valor distinto de 0, igual que true se emplea en estructuras repetitivas.</text:span></text:p>
              </text:list-item>
            </text:list>
          </draw:text-box>
        </draw:frame>
        <presentation:notes draw:style-name="dp2">
          <draw:page-thumbnail draw:style-name="gr1" draw:layer="layout" svg:width="0.001cm" svg:height="0.001cm" svg:x="0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1" draw:text-style-name="P2" draw:layer="layout" svg:width="25.4cm" svg:height="1.8cm" svg:x="1.2cm" svg:y="1.8cm" presentation:class="title" presentation:user-transformed="true">
          <draw:text-box>
            <text:p text:style-name="P2"><text:span text:style-name="T3">SHELL SCRIPTS –</text:span> <text:span text:style-name="T39">Sentencia condicional if-else</text:span></text:p>
          </draw:text-box>
        </draw:frame>
        <draw:frame presentation:style-name="pr5" draw:text-style-name="P6" draw:layer="layout" svg:width="24.239cm" svg:height="13.58cm" svg:x="1.361cm" svg:y="5.22cm" presentation:class="outline" presentation:user-transformed="true">
          <draw:text-box>
            <text:list text:style-name="L2">
              <text:list-header>
                <text:p><text:span text:style-name="T40">if &lt;condicion&gt; </text:span></text:p>
                <text:p><text:span text:style-name="T40">then</text:span></text:p>
                <text:list>
                  <text:list-item>
                    <text:list>
                      <text:list-header>
                        <text:p><text:span text:style-name="T40">instrucciones</text:span></text:p>
                      </text:list-header>
                    </text:list>
                  </text:list-item>
                </text:list>
                <text:p><text:span text:style-name="T40">else</text:span></text:p>
                <text:list>
                  <text:list-item>
                    <text:list>
                      <text:list-header>
                        <text:p><text:span text:style-name="T40">instrucciones</text:span></text:p>
                      </text:list-header>
                    </text:list>
                  </text:list-item>
                </text:list>
                <text:p><text:span text:style-name="T40">fi</text:span></text:p>
                <text:p><text:span text:style-name="T41">Si se cumple la condición de la primera línea, entonces se ejecutarían las instrucciones que se dan a continuación del “</text:span><text:span text:style-name="T42">then</text:span><text:span text:style-name="T41">”. Luego saldría al final de la estructura. Si por el contrario no se cumple, se ejecutarían las instrucciones del bloque del “</text:span><text:span text:style-name="T42">else</text:span><text:span text:style-name="T41">” y saldría al final.</text:span></text:p>
                <text:p><text:span text:style-name="T43">if test $num -eq 1 <text:s text:c="2"/></text:span><text:span text:style-name="T44">ó if [ $num -eq 1 ]</text:span></text:p>
                <text:p><text:span text:style-name="T43">then</text:span></text:p>
                <text:list>
                  <text:list-header>
                    <text:p><text:span text:style-name="T43">echo "La variable num contiene el valor 1"</text:span></text:p>
                  </text:list-header>
                </text:list>
                <text:p><text:span text:style-name="T43">else</text:span></text:p>
                <text:list>
                  <text:list-header>
                    <text:p><text:span text:style-name="T43">echo "La variable num no es uno"</text:span></text:p>
                  </text:list-header>
                </text:list>
                <text:p><text:span text:style-name="T43">fi</text:span></text:p>
              </text:list-header>
            </text:list>
          </draw:text-box>
        </draw:frame>
        <presentation:notes draw:style-name="dp2">
          <draw:page-thumbnail draw:style-name="gr1" draw:layer="layout" svg:width="0.001cm" svg:height="0.001cm" svg:x="0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1" draw:text-style-name="P2" draw:layer="layout" svg:width="25.4cm" svg:height="1.8cm" svg:x="1.2cm" svg:y="1.8cm" presentation:class="title" presentation:user-transformed="true">
          <draw:text-box>
            <text:p text:style-name="P2"><text:span text:style-name="T3">SHELL SCRIPTS –</text:span> <text:span text:style-name="T39">Sentencia condicional case</text:span></text:p>
          </draw:text-box>
        </draw:frame>
        <draw:frame presentation:style-name="pr5" draw:text-style-name="P6" draw:layer="layout" svg:width="24.239cm" svg:height="13.58cm" svg:x="1.361cm" svg:y="5.22cm" presentation:class="outline" presentation:user-transformed="true">
          <draw:text-box>
            <text:list text:style-name="L2">
              <text:list-header>
                <text:p><text:span text:style-name="T45">Estructura equivalente a una serie de if's anidados, con estos podría obtener el mismo resultado, la diferencia es que usando la sentencia case, el algoritmo es mas ordenado y completo.</text:span></text:p>
                <text:p><text:span text:style-name="T46">case $num in</text:span></text:p>
                <text:list>
                  <text:list-header>
                    <text:p><text:span text:style-name="T46">1) instruccion1;insruccion2; ...;;</text:span></text:p>
                    <text:p><text:span text:style-name="T46">2) instruccion1; ...;;</text:span></text:p>
                    <text:p><text:span text:style-name="T46">3) instruccion1; ...;;</text:span></text:p>
                    <text:p><text:span text:style-name="T46">*) echo "Opcion no valida";instruccion23;....;;</text:span></text:p>
                  </text:list-header>
                </text:list>
                <text:p><text:span text:style-name="T46">esac</text:span></text:p>
                <text:p><text:span text:style-name="T47">Su funcionamiento es (mirando el ejemplo)</text:span><text:span text:style-name="T45">: Toma un valor (en este caso numérico) y lo alberga en la variable $num. Una vez que entre en el case, procesara: Si la variable es el caso 1 (osea si la variable "num" contiene el valor "1" &lt;comparara la variable con todos los patrones&gt;) realizara las instrucciones de esa linea. Y así sucesivame nte. Si se da el caso que no existe ningún caso que sea igual al valor de la variable, entonces se ejecutaría el case "*" que es por defecto (no ha introducido una opción valida). Podemos especificar dos patrones o mas en una sola línea, con el signo "|" (alt gr + 1).</text:span></text:p>
              </text:list-header>
              <text:list-item>
                <text:p><text:span text:style-name="T46"/></text:p>
              </text:list-item>
            </text:list>
          </draw:text-box>
        </draw:frame>
        <presentation:notes draw:style-name="dp2">
          <draw:page-thumbnail draw:style-name="gr1" draw:layer="layout" svg:width="0.001cm" svg:height="0.001cm" svg:x="0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1" draw:text-style-name="P2" draw:layer="layout" svg:width="25.4cm" svg:height="1.8cm" svg:x="1.2cm" svg:y="1.8cm" presentation:class="title" presentation:user-transformed="true">
          <draw:text-box>
            <text:p text:style-name="P2"><text:span text:style-name="T3">SHELL SCRIPTS –</text:span> <text:span text:style-name="T39">Ejercicio if-then-else</text:span></text:p>
          </draw:text-box>
        </draw:frame>
        <draw:frame presentation:style-name="pr5" draw:text-style-name="P6" draw:layer="layout" svg:width="24.439cm" svg:height="13.58cm" svg:x="1.161cm" svg:y="8.2cm" presentation:class="outline" presentation:user-transformed="true">
          <draw:text-box>
            <text:list text:style-name="L2">
              <text:list-item>
                <text:p><text:span text:style-name="T46">Comprobar que el número de los <text:s/>parámetros introducidos es dos y su valor está comprendido entre 0 y 100.</text:span></text:p>
              </text:list-item>
            </text:list>
          </draw:text-box>
        </draw:frame>
        <presentation:notes draw:style-name="dp2">
          <draw:page-thumbnail draw:style-name="gr1" draw:layer="layout" svg:width="0.001cm" svg:height="0.001cm" svg:x="0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1" draw:text-style-name="P2" draw:layer="layout" svg:width="25.4cm" svg:height="1.8cm" svg:x="1.2cm" svg:y="1.8cm" presentation:class="title" presentation:user-transformed="true">
          <draw:text-box>
            <text:p text:style-name="P2"><text:span text:style-name="T3">SHELL SCRIPTS –</text:span> <text:span text:style-name="T39">Ejercicio case</text:span></text:p>
          </draw:text-box>
        </draw:frame>
        <draw:frame presentation:style-name="pr5" draw:text-style-name="P6" draw:layer="layout" svg:width="24.439cm" svg:height="13.58cm" svg:x="1.161cm" svg:y="8.2cm" presentation:class="outline" presentation:user-transformed="true">
          <draw:text-box>
            <text:list text:style-name="L2">
              <text:list-item>
                <text:p><text:span text:style-name="T46">Pida la edad al usuario y si está comprendida entre 0 y 13 muestre el mensaje “niño”, entre 14 y 18 muestre el mensaje “joven” y cualquier otro valor muestre el mensaje “mayor”.</text:span></text:p>
              </text:list-item>
            </text:list>
          </draw:text-box>
        </draw:frame>
        <presentation:notes draw:style-name="dp2">
          <draw:page-thumbnail draw:style-name="gr1" draw:layer="layout" svg:width="0.001cm" svg:height="0.001cm" svg:x="0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1" draw:text-style-name="P2" draw:layer="layout" svg:width="25.4cm" svg:height="1.8cm" svg:x="1.2cm" svg:y="1.8cm" presentation:class="title" presentation:user-transformed="true">
          <draw:text-box>
            <text:p text:style-name="P2"><text:span text:style-name="T3">SHELL SCRIPTS –</text:span> <text:span text:style-name="T44">Instrucciones iterativas</text:span></text:p>
          </draw:text-box>
        </draw:frame>
        <draw:frame draw:style-name="gr2" draw:text-style-name="P7" draw:layer="layout" svg:width="23.6cm" svg:height="14.601cm" svg:x="1.6cm" svg:y="5.034cm">
          <draw:text-box>
            <text:list text:style-name="L4">
              <text:list-item>
                <text:p><text:span text:style-name="T48">Bucles</text:span><text:span text:style-name="T49">: Lleguemos ante los denominados bucles, (</text:span><text:span text:style-name="T50">procesos</text:span><text:span text:style-name="T49"> de repetición iterativa). Los bucles son un tipo de estructuras de programación (algoritmos) tremendamente útiles, que realizan una serie de comportamientos repetitivos (iterativos) mientras o hasta que se cumpla la condición. Esto hace que ahorremos muchas líneas de código.</text:span></text:p>
              </text:list-item>
              <text:list-item>
                <text:p><text:span text:style-name="T48">Sentencias while y until</text:span><text:span text:style-name="T49">: En el caso del while. Las instrucciones se realizaran mientras (la condición se cumpla). Cuando se deje de cumplir,se saldrá del bucle y finalizaría.</text:span></text:p>
                <text:p><text:span text:style-name="T49">Por contrario en el caso del until, las instrucciones se ejecutan hasta (until) que la conducción se cumpla. Seria el bucle inverso al while.</text:span></text:p>
              </text:list-item>
            </text:list>
          </draw:text-box>
        </draw:frame>
        <presentation:notes draw:style-name="dp2">
          <draw:page-thumbnail draw:style-name="gr1" draw:layer="layout" svg:width="0.001cm" svg:height="0.001cm" svg:x="0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1" draw:text-style-name="P2" draw:layer="layout" svg:width="25.4cm" svg:height="1.8cm" svg:x="1.2cm" svg:y="1.8cm" presentation:class="title" presentation:user-transformed="true">
          <draw:text-box>
            <text:p text:style-name="P2"><text:span text:style-name="T3">SHELL SCRIPTS –</text:span> <text:span text:style-name="T44">Instrucciones iterativas</text:span></text:p>
          </draw:text-box>
        </draw:frame>
        <draw:frame draw:style-name="gr3" draw:layer="layout" svg:width="20.4cm" svg:height="10.916cm" svg:x="2cm" svg:y="6.2cm">
          <draw:text-box>
            <text:list text:style-name="L4">
              <text:list-item>
                <text:p><text:span text:style-name="T35">Sintaxis:</text:span></text:p>
              </text:list-item>
            </text:list>
            <text:p><text:span text:style-name="T12">while &lt;condición&gt;</text:span></text:p>
            <text:p><text:span text:style-name="T12">do</text:span></text:p>
            <text:p><text:span text:style-name="T12"><text:tab/></text:span><text:span text:style-name="T12">instrucción1</text:span></text:p>
            <text:p><text:span text:style-name="T12"><text:tab/></text:span><text:span text:style-name="T12">instrucción2</text:span></text:p>
            <text:p><text:span text:style-name="T12"><text:tab/></text:span><text:span text:style-name="T12">.....</text:span></text:p>
            <text:p><text:span text:style-name="T12">done</text:span></text:p>
            <text:p><text:span text:style-name="T12"/></text:p>
            <text:p><text:span text:style-name="T12"/></text:p>
            <text:p><text:span text:style-name="T12">until &lt;condición&gt;</text:span></text:p>
            <text:p><text:span text:style-name="T12">do</text:span></text:p>
            <text:p><text:span text:style-name="T12"><text:tab/></text:span><text:span text:style-name="T12">instrucción1</text:span></text:p>
            <text:p><text:span text:style-name="T12"><text:tab/></text:span><text:span text:style-name="T12">instrucción2</text:span></text:p>
            <text:p><text:span text:style-name="T12"><text:tab/></text:span><text:span text:style-name="T12">.....</text:span></text:p>
            <text:p><text:span text:style-name="T12">done</text:span></text:p>
          </draw:text-box>
        </draw:frame>
        <presentation:notes draw:style-name="dp2">
          <draw:page-thumbnail draw:style-name="gr1" draw:layer="layout" svg:width="0.001cm" svg:height="0.001cm" svg:x="0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1" draw:text-style-name="P2" draw:layer="layout" svg:width="25.4cm" svg:height="1.8cm" svg:x="1.2cm" svg:y="1.8cm" presentation:class="title" presentation:user-transformed="true">
          <draw:text-box>
            <text:p text:style-name="P2"><text:span text:style-name="T3">SHELL SCRIPTS –</text:span> <text:span text:style-name="T44">Instrucciones iterativas</text:span></text:p>
          </draw:text-box>
        </draw:frame>
        <draw:frame draw:style-name="gr3" draw:layer="layout" svg:width="20.4cm" svg:height="14.471cm" svg:x="2cm" svg:y="5cm">
          <draw:text-box>
            <text:list text:style-name="L4">
              <text:list-item>
                <text:p><text:span text:style-name="T35">Ejemplo:</text:span></text:p>
              </text:list-item>
            </text:list>
            <text:p><text:span text:style-name="T12">opcion=1</text:span></text:p>
            <text:p><text:span text:style-name="T12">while [ $opcion -lt 4 ] &amp;&amp; [ $opcion -gt 0 ]</text:span></text:p>
            <text:p><text:span text:style-name="T12">do</text:span></text:p>
            <text:p><text:span text:style-name="T12"><text:tab/></text:span><text:span text:style-name="T12">clear</text:span></text:p>
            <text:p><text:span text:style-name="T12"><text:tab/></text:span><text:span text:style-name="T12">echo "Menu (selecciona un comando)"</text:span></text:p>
            <text:p><text:span text:style-name="T12"><text:tab/></text:span><text:span text:style-name="T12">echo "1-ls"</text:span></text:p>
            <text:p><text:span text:style-name="T12"><text:tab/></text:span><text:span text:style-name="T12">echo "2-tree"</text:span></text:p>
            <text:p><text:span text:style-name="T12"><text:tab/></text:span><text:span text:style-name="T12">echo "3-ifconfig"</text:span></text:p>
            <text:p><text:span text:style-name="T12"><text:tab/></text:span><text:span text:style-name="T12">echo "4-Salir"</text:span></text:p>
            <text:p><text:span text:style-name="T12"><text:tab/></text:span><text:span text:style-name="T12">echo "Introduzca una opcion: "</text:span></text:p>
            <text:p><text:span text:style-name="T12"><text:s text:c="2"/></text:span><text:span text:style-name="T12">read opcion</text:span></text:p>
            <text:p><text:span text:style-name="T12"><text:tab/></text:span><text:span text:style-name="T12">case $opcion in</text:span></text:p>
            <text:p><text:span text:style-name="T12"><text:tab/></text:span><text:span text:style-name="T12"><text:tab/></text:span><text:span text:style-name="T12">1)echo "Ejecutando ls";ls;read;;</text:span></text:p>
            <text:p><text:span text:style-name="T12"><text:tab/></text:span><text:span text:style-name="T12"><text:tab/></text:span><text:span text:style-name="T12">2)echo "Ejecutando tree";tree;read;;</text:span></text:p>
            <text:p><text:span text:style-name="T12"><text:tab/></text:span><text:span text:style-name="T12"><text:tab/></text:span><text:span text:style-name="T12">3)echo "Ejecutando ifconfig";ifconfig;read;;</text:span></text:p>
            <text:p><text:span text:style-name="T12"><text:tab/></text:span><text:span text:style-name="T12"><text:tab/></text:span><text:span text:style-name="T12">4|0)echo "Fin de programa";;</text:span></text:p>
            <text:p><text:span text:style-name="T12"><text:tab/></text:span><text:span text:style-name="T12"><text:tab/></text:span><text:span text:style-name="T12">*)echo "Opcion no valida";read;;</text:span></text:p>
            <text:p><text:span text:style-name="T12"><text:tab/></text:span><text:span text:style-name="T12">esac</text:span></text:p>
            <text:p><text:span text:style-name="T12">done</text:span></text:p>
          </draw:text-box>
        </draw:frame>
        <presentation:notes draw:style-name="dp2">
          <draw:page-thumbnail draw:style-name="gr1" draw:layer="layout" svg:width="0.001cm" svg:height="0.001cm" svg:x="0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1" draw:text-style-name="P2" draw:layer="layout" svg:width="25.4cm" svg:height="1.8cm" svg:x="1.2cm" svg:y="1.8cm" presentation:class="title" presentation:user-transformed="true">
          <draw:text-box>
            <text:p text:style-name="P2"><text:span text:style-name="T3">SHELL SCRIPTS –</text:span> <text:span text:style-name="T44">Instrucciones iterativas</text:span></text:p>
          </draw:text-box>
        </draw:frame>
        <draw:frame draw:style-name="gr4" draw:text-style-name="P8" draw:layer="layout" svg:width="20.4cm" svg:height="10cm" svg:x="2.8cm" svg:y="9cm">
          <draw:text-box>
            <text:list text:style-name="L4">
              <text:list-item>
                <text:p><text:span text:style-name="T51">Crear un script que pida números hasta que la suma supere el valor 100.</text:span></text:p>
              </text:list-item>
            </text:list>
          </draw:text-box>
        </draw:frame>
        <presentation:notes draw:style-name="dp2">
          <draw:page-thumbnail draw:style-name="gr1" draw:layer="layout" svg:width="0.001cm" svg:height="0.001cm" svg:x="0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1" draw:text-style-name="P2" draw:layer="layout" svg:width="25.4cm" svg:height="1.8cm" svg:x="1.2cm" svg:y="1.8cm" presentation:class="title" presentation:user-transformed="true">
          <draw:text-box>
            <text:p text:style-name="P2"><text:span text:style-name="T3">SHELL SCRIPTS –</text:span> <text:span text:style-name="T44">Instrucciones iterativas</text:span></text:p>
          </draw:text-box>
        </draw:frame>
        <draw:frame draw:style-name="gr3" draw:layer="layout" svg:width="25.2cm" svg:height="14.471cm" svg:x="1.4cm" svg:y="4.8cm">
          <draw:text-box>
            <text:list text:style-name="L4">
              <text:list-item>
                <text:p><text:span text:style-name="T35">Sentencia for: </text:span><text:span text:style-name="T52">Este es el ultimo tipo de bucle a ver. Este bucle se repite tantos elementos hay en la cadena de elementos</text:span></text:p>
              </text:list-item>
              <text:list-item>
                <text:p><text:span text:style-name="T35">Sintaxis:</text:span></text:p>
                <text:p><text:span text:style-name="T53">for variables in var1 var2 var3 var4 ....</text:span></text:p>
                <text:p><text:span text:style-name="T53">do</text:span></text:p>
                <text:list>
                  <text:list-header>
                    <text:p><text:span text:style-name="T53">instrucción1</text:span></text:p>
                    <text:p><text:span text:style-name="T53">instrucción2</text:span></text:p>
                    <text:p><text:span text:style-name="T53">......</text:span></text:p>
                  </text:list-header>
                </text:list>
                <text:p><text:span text:style-name="T53">done</text:span></text:p>
                <text:p><text:span text:style-name="T54">Su traduccion seria:</text:span></text:p>
                <text:p><text:span text:style-name="T54">&lt;para&gt; &lt;elemento&gt; &lt;en&gt; &lt;cadenaElementos&gt;</text:span></text:p>
                <text:p><text:span text:style-name="T54">hacer</text:span></text:p>
                <text:list>
                  <text:list-header>
                    <text:p><text:span text:style-name="T54">instrucciones</text:span></text:p>
                  </text:list-header>
                </text:list>
                <text:p><text:span text:style-name="T54">final</text:span></text:p>
                <text:p><text:span text:style-name="T35">Ejemplos:</text:span></text:p>
                <text:p><text:span text:style-name="T53">for num in `seq 1 10`</text:span></text:p>
                <text:p><text:span text:style-name="T53">do</text:span></text:p>
                <text:list>
                  <text:list-header>
                    <text:p><text:span text:style-name="T53">echo "Contador: $num"</text:span></text:p>
                  </text:list-header>
                </text:list>
                <text:p><text:span text:style-name="T53">done</text:span></text:p>
                <text:p><text:span text:style-name="T52">En este ejemplo la variable num toma los valores del 1 al 10 cuando llega </text:span></text:p>
              </text:list-item>
            </text:list>
          </draw:text-box>
        </draw:frame>
        <presentation:notes draw:style-name="dp2">
          <draw:page-thumbnail draw:style-name="gr1" draw:layer="layout" svg:width="0.001cm" svg:height="0.001cm" svg:x="0cm" svg:y="2.257cm" draw:page-number="25"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Índice" style:family="graphic">
      <style:paragraph-properties style:text-autospace="none"/>
      <style:text-properties style:font-family-asian="'Lohit Hindi'"/>
    </style:style>
    <style:style style:name="Etiqueta"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Lista" style:family="graphic">
      <style:paragraph-properties fo:margin-top="0cm" fo:margin-bottom="0.374cm" style:text-autospace="none"/>
      <style:text-properties style:font-family-asian="'Lohit Hindi'"/>
    </style:style>
    <style:style style:name="Contenido_20_de_20_la_20_tabla" style:display-name="Contenido de la tabla" style:family="graphic">
      <style:paragraph-properties style:text-autospace="none"/>
    </style:style>
    <style:style style:name="Encabezado_20_de_20_la_20_tabla" style:display-name="Encabezado de la tabla" style:family="graphic">
      <style:paragraph-properties fo:text-align="center" style:text-autospace="none"/>
      <style:text-properties fo:font-weight="bold" style:font-weight-asian="bold" style:font-weight-complex="bol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Droid Sans Fallback'"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26pt" fo:font-style="normal" fo:text-shadow="none" style:text-underline-style="none" fo:font-weight="normal" style:letter-kerning="true" style:font-family-asian="'Droid Sans Fallback'"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family="'Liberation Sans'" style:font-family-generic="swiss" style:font-pitch="variable"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family="'Liberation Sans'" style:font-family-generic="swiss" style:font-pitch="variable"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family="'Liberation Sans'" style:font-family-generic="swiss" style:font-pitch="variable"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Cabin" style:font-style-name="Regular" style:font-pitch="variable" fo:font-size="26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fo:font-family="'Liberation Sans'" style:font-family-generic="swiss" style:font-pitch="variable" fo:font-size="36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Inspiration-title">
      <style:graphic-properties draw:auto-grow-height="false" fo:min-height="3.507cm"/>
    </style:style>
    <style:style style:name="Mpr5" style:family="presentation" style:parent-style-name="Inspiration-outline1">
      <style:graphic-properties fo:min-height="12.18cm"/>
    </style:style>
    <style:style style:name="Mpr6" style:family="presentation" style:parent-style-name="Inspiration-backgroundobjects">
      <style:graphic-properties draw:stroke="none" draw:fill="none" draw:fill-color="#ffffff" draw:auto-grow-height="false" fo:min-height="1.449cm"/>
    </style:style>
    <style:style style:name="Mpr7" style:family="presentation" style:parent-style-name="Inspiration-backgroundobjects">
      <style:graphic-properties draw:stroke="none" draw:fill="none" draw:fill-color="#ffffff" draw:auto-grow-height="false" fo:min-height="1.485cm"/>
    </style:style>
    <style:style style:name="Mpr8"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1cm" svg:y="0.001cm">
        <draw:image xlink:href="Pictures/1000000000000CEC000009B10DB262C2.png" xlink:type="simple" xlink:show="embed" xlink:actuate="onLoad">
          <text:p/>
        </draw:image>
      </draw:frame>
      <draw:frame presentation:style-name="Mpr4" draw:layer="backgroundobjects" svg:width="19.6cm" svg:height="1.8cm" svg:x="1.2cm" svg:y="1.8cm" presentation:class="title">
        <draw:text-box>
          <text:p>CLIQUE PARA EDITAR O FORMATO DO TEXTO DO TÍTULO</text:p>
        </draw:text-box>
      </draw:frame>
      <draw:frame presentation:style-name="Mpr5" draw:layer="backgroundobjects" svg:width="24.639cm" svg:height="12.18cm" svg:x="1.4cm" svg:y="5.82cm" presentation:class="outline">
        <draw:text-box>
          <text:list text:style-name="ML4">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item>
                                  </text:list>
                                </text:list-item>
                              </text:list>
                            </text:list-item>
                          </text:list>
                        </text:list-item>
                      </text:list>
                    </text:list-item>
                  </text:list>
                </text:list-item>
              </text:list>
            </text:list-item>
          </text:list>
        </draw:text-box>
      </draw:frame>
      <draw:frame presentation:style-name="Mpr6" draw:text-style-name="MP1" draw:layer="backgroundobjects" svg:width="6.523cm" svg:height="1.448cm" svg:x="1.4cm" svg:y="18.2cm" presentation:class="date-time">
        <draw:text-box>
          <text:p text:style-name="MP1"><text:span text:style-name="MT1"><presentation:date-time/></text:span></text:p>
        </draw:text-box>
      </draw:frame>
      <draw:frame presentation:style-name="Mpr6" draw:text-style-name="MP3" draw:layer="backgroundobjects" svg:width="8.875cm" svg:height="1.448cm" svg:x="9.576cm" svg:y="18.2cm" presentation:class="footer">
        <draw:text-box>
          <text:p text:style-name="MP3"><text:span text:style-name="MT1"><presentation:footer/></text:span></text:p>
        </draw:text-box>
      </draw:frame>
      <draw:frame presentation:style-name="Mpr6" draw:text-style-name="MP2" draw:layer="backgroundobjects" svg:width="6.523cm" svg:height="1.448cm" svg:x="20.076cm" svg:y="18.152cm" presentation:class="page-number">
        <draw:text-box>
          <text:p text:style-name="MP2"><text:span text:style-name="MT1"><text:page-number>&lt;número&gt;</text:page-number></text:span></text:p>
        </draw:text-box>
      </draw:frame>
      <presentation:notes style:page-layout-name="PM0">
        <draw:page-thumbnail presentation:style-name="Inspiration-title" draw:layer="backgroundobjects" svg:width="0.001cm" svg:height="0.001cm" svg:x="0cm" svg:y="2.257cm" presentation:class="page"/>
        <draw:frame presentation:style-name="Inspiration-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Valentin </meta:initial-creator>
    <meta:creation-date>2013-01-27T08:34:06</meta:creation-date>
    <dc:date>2013-10-10T19:41:27</dc:date>
    <dc:creator>LACUESTA VALENTIN</dc:creator>
    <meta:editing-duration>PT3H12M21S</meta:editing-duration>
    <meta:editing-cycles>15</meta:editing-cycles>
    <meta:generator>LibreOffice/3.5$Linux_X86_64 LibreOffice_project/350m1$Build-2</meta:generator>
    <meta:document-statistic meta:object-count="133"/>
  </office:meta>
</office:document-meta>
</file>